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72in"/>
    </style:style>
    <style:style style:name="co3" style:family="table-column">
      <style:table-column-properties fo:break-before="auto" style:column-width="1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0.0138in solid #000000" fo:border-left="none" fo:border-right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38in solid #000000" fo:border-left="none" fo:border-right="0.0346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346in solid #000000" fo:border-top="none"/>
    </style:style>
    <style:style style:name="ce6" style:family="table-cell" style:parent-style-name="Default">
      <style:table-cell-properties fo:border-bottom="none" fo:background-color="#ff0000" fo:border-left="none" fo:border-right="0.0346in solid #000000" fo:border-top="none"/>
    </style:style>
    <style:style style:name="ce7" style:family="table-cell" style:parent-style-name="Default">
      <style:table-cell-properties fo:border-bottom="0.0138in solid #000000" fo:border-left="none" fo:border-right="none" fo:border-top="0.0008in solid #000000"/>
    </style:style>
    <style:style style:name="ce8" style:family="table-cell" style:parent-style-name="Default">
      <style:table-cell-properties fo:border-bottom="0.0138in solid #000000" fo:border-left="none" fo:border-right="0.0008in solid #000000" fo:border-top="0.0008in solid #000000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4" office:value-type="string">
            <text:p>Groupe</text:p>
          </table:table-cell>
          <table:table-cell table:style-name="ce7" office:value-type="string">
            <text:p>TP1 (Appl.)</text:p>
          </table:table-cell>
          <table:table-cell table:style-name="ce7" office:value-type="string">
            <text:p>TP2 (ABP)</text:p>
          </table:table-cell>
          <table:table-cell table:style-name="ce7" office:value-type="string">
            <text:p>TP3 (GBN)</text:p>
          </table:table-cell>
          <table:table-cell table:style-name="ce7" office:value-type="string">
            <text:p>TP4 (TCP)</text:p>
          </table:table-cell>
          <table:table-cell table:style-name="ce7" office:value-type="string">
            <text:p>TP5 (Congestion ctrl)</text:p>
          </table:table-cell>
          <table:table-cell table:style-name="ce7" office:value-type="string">
            <text:p>TP6 (IP 1)</text:p>
          </table:table-cell>
          <table:table-cell table:style-name="ce7" office:value-type="string">
            <text:p>TP7 (IP 2)</text:p>
          </table:table-cell>
          <table:table-cell table:style-name="ce7" office:value-type="string">
            <text:p>TP8 (NAT)</text:p>
          </table:table-cell>
          <table:table-cell table:style-name="ce7" office:value-type="string">
            <text:p>TP9 (BGP/OSPF)</text:p>
          </table:table-cell>
          <table:table-cell table:style-name="ce7" office:value-type="string">
            <text:p>TP10 (BGP/IP&amp;Ethernet)</text:p>
          </table:table-cell>
          <table:table-cell table:style-name="ce7" office:value-type="string">
            <text:p>TP11 (Spaning tree,BGP)</text:p>
          </table:table-cell>
          <table:table-cell table:style-name="ce7" table:number-columns-repeated="1009"/>
          <table:table-cell table:style-name="ce8"/>
        </table:table-row>
        <table:table-row table:style-name="ro1">
          <table:table-cell office:value-type="string">
            <text:p>Kalhori</text:p>
          </table:table-cell>
          <table:table-cell office:value-type="string">
            <text:p>Zahr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Janssens</text:p>
          </table:table-cell>
          <table:table-cell office:value-type="string">
            <text:p>Julia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1">
          <table:table-cell office:value-type="string">
            <text:p>Francoisse</text:p>
          </table:table-cell>
          <table:table-cell office:value-type="string">
            <text:p>Jerom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Debande</text:p>
          </table:table-cell>
          <table:table-cell office:value-type="string">
            <text:p>François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1">
          <table:table-cell office:value-type="string">
            <text:p>Poncelet</text:p>
          </table:table-cell>
          <table:table-cell office:value-type="string">
            <text:p>Quenti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1">
          <table:table-cell office:value-type="string">
            <text:p>Dethier</text:p>
          </table:table-cell>
          <table:table-cell office:value-type="string">
            <text:p>Olivier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1">
          <table:table-cell office:value-type="string">
            <text:p>Libouton</text:p>
          </table:table-cell>
          <table:table-cell office:value-type="string">
            <text:p>Damie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Collignon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Carlier</text:p>
          </table:table-cell>
          <table:table-cell office:value-type="string">
            <text:p>Lauren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Vansingle</text:p>
          </table:table-cell>
          <table:table-cell office:value-type="string">
            <text:p>Thibaul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1">
          <table:table-cell office:value-type="string">
            <text:p>Poncelet</text:p>
          </table:table-cell>
          <table:table-cell office:value-type="string">
            <text:p>Sophi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Mubagwa</text:p>
          </table:table-cell>
          <table:table-cell office:value-type="string">
            <text:p>Akonkwa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Ghilain</text:p>
          </table:table-cell>
          <table:table-cell office:value-type="string">
            <text:p>Matthieu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oeraene</text:p>
          </table:table-cell>
          <table:table-cell office:value-type="string">
            <text:p>Sebastie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eville</text:p>
          </table:table-cell>
          <table:table-cell office:value-type="string">
            <text:p>Pierre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ory</text:p>
          </table:table-cell>
          <table:table-cell office:value-type="string">
            <text:p>Thibaul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Edoh</text:p>
          </table:table-cell>
          <table:table-cell office:value-type="string">
            <text:p>Maxi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Goletti</text:p>
          </table:table-cell>
          <table:table-cell office:value-type="string">
            <text:p>Olivier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Nuttin</text:p>
          </table:table-cell>
          <table:table-cell office:value-type="string">
            <text:p>Vincent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Lamouline</text:p>
          </table:table-cell>
          <table:table-cell office:value-type="string">
            <text:p>Laurent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Hunin</text:p>
          </table:table-cell>
          <table:table-cell office:value-type="string">
            <text:p>Quentin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Degroote</text:p>
          </table:table-cell>
          <table:table-cell office:value-type="string">
            <text:p>Charles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Delvaux</text:p>
          </table:table-cell>
          <table:table-cell office:value-type="string">
            <text:p>Jonathan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Destine</text:p>
          </table:table-cell>
          <table:table-cell office:value-type="string">
            <text:p>Arnaud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Leruitte</text:p>
          </table:table-cell>
          <table:table-cell office:value-type="string">
            <text:p>Thibault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Decoster</text:p>
          </table:table-cell>
          <table:table-cell office:value-type="string">
            <text:p>Xavier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Briquemont</text:p>
          </table:table-cell>
          <table:table-cell office:value-type="string">
            <text:p>Mathieu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Soblet</text:p>
          </table:table-cell>
          <table:table-cell office:value-type="string">
            <text:p>Pierre-Yve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Bergamo</text:p>
          </table:table-cell>
          <table:table-cell office:value-type="string">
            <text:p>Bori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Ngassam</text:p>
          </table:table-cell>
          <table:table-cell office:value-type="string">
            <text:p>Alain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- </text:p>
          </table:table-cell>
          <table:table-cell table:number-columns-repeated="1018"/>
        </table:table-row>
        <table:table-row table:style-name="ro1">
          <table:table-cell office:value-type="string">
            <text:p>Jeusette</text:p>
          </table:table-cell>
          <table:table-cell office:value-type="string">
            <text:p>Davi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>
            <text:p>Delcourt</text:p>
          </table:table-cell>
          <table:table-cell office:value-type="string">
            <text:p>Clair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Jamar</text:p>
          </table:table-cell>
          <table:table-cell office:value-type="string">
            <text:p>Francoi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Moulai</text:p>
          </table:table-cell>
          <table:table-cell office:value-type="string">
            <text:p>Abdelkarim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benza</text:p>
          </table:table-cell>
          <table:table-cell table:style-name="ce2" office:value-type="string">
            <text:p>Patrick</text:p>
          </table:table-cell>
          <table:table-cell table:style-name="ce6" office:value-type="float" office:value="6">
            <text:p>6</text:p>
          </table:table-cell>
          <table:table-cell office:value-type="string">
            <text:p>- <text:s text:c="2"/></text:p>
          </table:table-cell>
          <table:table-cell office:value-type="string">
            <text:p>- <text:s/></text:p>
          </table:table-cell>
          <table:table-cell office:value-type="string">
            <text:p>- </text:p>
          </table:table-cell>
          <table:table-cell table:number-columns-repeated="4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Bailly</text:p>
          </table:table-cell>
          <table:table-cell office:value-type="string">
            <text:p>Guillaume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1014"/>
        </table:table-row>
        <table:table-row table:style-name="ro1">
          <table:table-cell office:value-type="string">
            <text:p>Henskens</text:p>
          </table:table-cell>
          <table:table-cell office:value-type="string">
            <text:p>Gerald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>
            <text:p>Vandenbossche</text:p>
          </table:table-cell>
          <table:table-cell office:value-type="string">
            <text:p>Philippe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Deghellinck</text:p>
          </table:table-cell>
          <table:table-cell office:value-type="string">
            <text:p>Yva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4" office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>
            <text:p>Claeys</text:p>
          </table:table-cell>
          <table:table-cell office:value-type="string">
            <text:p>Olivier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4" office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>
            <text:p>Rambout</text:p>
          </table:table-cell>
          <table:table-cell office:value-type="string">
            <text:p>Damie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table:number-columns-repeated="1014"/>
        </table:table-row>
        <table:table-row table:style-name="ro1">
          <table:table-cell office:value-type="string">
            <text:p>Schmit</text:p>
          </table:table-cell>
          <table:table-cell office:value-type="string">
            <text:p>Jonatha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number-columns-repeated="1014"/>
        </table:table-row>
        <table:table-row table:style-name="ro1">
          <table:table-cell office:value-type="string">
            <text:p>Giard</text:p>
          </table:table-cell>
          <table:table-cell office:value-type="string">
            <text:p>Thibault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? </text:p>
          </table:table-cell>
          <table:table-cell/>
          <table:table-cell table:number-columns-repeated="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oretti</text:p>
          </table:table-cell>
          <table:table-cell table:style-name="ce2" office:value-type="string">
            <text:p>Tanguy</text:p>
          </table:table-cell>
          <table:table-cell table:style-name="ce6" office:value-type="float" office:value="6">
            <text:p>6</text:p>
          </table:table-cell>
          <table:table-cell office:value-type="string">
            <text:p>- <text:s text:c="2"/></text:p>
          </table:table-cell>
          <table:table-cell table:number-columns-repeated="2" office:value-type="string">
            <text:p>- </text:p>
          </table:table-cell>
          <table:table-cell table:number-columns-repeated="4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Dubois</text:p>
          </table:table-cell>
          <table:table-cell office:value-type="string">
            <text:p>Antoine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eng</text:p>
          </table:table-cell>
          <table:table-cell office:value-type="string">
            <text:p>samedi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Bourdoux</text:p>
          </table:table-cell>
          <table:table-cell office:value-type="string">
            <text:p>Olivier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Vermeulen</text:p>
          </table:table-cell>
          <table:table-cell office:value-type="string">
            <text:p>Benjamin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adefi</text:p>
          </table:table-cell>
          <table:table-cell office:value-type="string">
            <text:p>Chedi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Do </text:p>
          </table:table-cell>
          <table:table-cell office:value-type="string">
            <text:p>Duc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Dursel</text:p>
          </table:table-cell>
          <table:table-cell office:value-type="string">
            <text:p>Diego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Vancauwelaert</text:p>
          </table:table-cell>
          <table:table-cell office:value-type="string">
            <text:p>Sascha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Bourgeois</text:p>
          </table:table-cell>
          <table:table-cell office:value-type="string">
            <text:p>Adrien</text:p>
          </table:table-cell>
          <table:table-cell office:value-type="float" office:value="7">
            <text:p>7</text:p>
          </table:table-cell>
          <table:table-cell table:number-columns-repeated="102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2:Feuille1.C5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2/17/2009</text:date>, <text:time>11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rginie Van den Schrieck</meta:initial-creator>
    <meta:creation-date>2009-10-15T13:59:35</meta:creation-date>
    <dc:date>2009-12-17T11:23:07</dc:date>
    <meta:editing-duration>PT46H50M59S</meta:editing-duration>
    <meta:editing-cycles>18</meta:editing-cycles>
    <meta:generator>OpenOffice.org/3.0$Unix OpenOffice.org_project/300m15$Build-9379</meta:generator>
    <meta:document-statistic meta:table-count="3" meta:cell-count="401" meta:object-count="0"/>
    <meta:user-defined meta:name="Info 1"/>
    <meta:user-defined meta:name="Info 2"/>
    <meta:user-defined meta:name="Info 3"/>
    <meta:user-defined meta:name="Info 4"/>
  </office:meta>
</office:document-meta>
</file>